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point_code</text:p>
          </table:table-cell>
          <table:table-cell/>
          <table:table-cell office:value-type="string" calcext:value-type="string">
            <text:p>first 12 points labeled with let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hildren labeled based on the sequence of operations from their parent (1 = left, 2 = down-left, 3 = down, 0 = no move)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0 will never be the last in a code since all children are born in a direction from their parent, but it can arise if a parent gives birth again in a later generation than the one right after its own birth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D1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D2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D3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E1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E2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E3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F3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H1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H2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H3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I1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I2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I3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J3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K2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C01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C02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C03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D01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D02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D03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E01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E02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E03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F01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F02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F03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G01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G02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G03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H01</text:p>
          </table:table-cell>
          <table:table-cell table:number-columns-repeated="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H02</text:p>
          </table:table-cell>
          <table:table-cell table:number-columns-repeated="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H03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I01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I02</text:p>
          </table:table-cell>
          <table:table-cell table:number-columns-repeated="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I03</text:p>
          </table:table-cell>
          <table:table-cell table:number-columns-repeated="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J01</text:p>
          </table:table-cell>
          <table:table-cell table:number-columns-repeated="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J02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J03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K01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K02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K03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L01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L02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L03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C11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C12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C21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C22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C23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C31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C32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C33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D12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D21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D22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D23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D31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D32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D33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E11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E12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E13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E21</text:p>
          </table:table-cell>
          <table:table-cell table:number-columns-repeated="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E23</text:p>
          </table:table-cell>
          <table:table-cell table:number-columns-repeated="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E31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E32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E33</text:p>
          </table:table-cell>
          <table:table-cell table:number-columns-repeated="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F11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string" calcext:value-type="string">
            <text:p>F12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string" calcext:value-type="string">
            <text:p>F13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string" calcext:value-type="string">
            <text:p>F21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string" calcext:value-type="string">
            <text:p>F22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string" calcext:value-type="string">
            <text:p>F23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F31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string" calcext:value-type="string">
            <text:p>F32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string" calcext:value-type="string">
            <text:p>F33</text:p>
          </table:table-cell>
          <table:table-cell table:number-columns-repeated="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G11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string" calcext:value-type="string">
            <text:p>G12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string" calcext:value-type="string">
            <text:p>G13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string" calcext:value-type="string">
            <text:p>G21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G22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G23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string" calcext:value-type="string">
            <text:p>G31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string" calcext:value-type="string">
            <text:p>G32</text:p>
          </table:table-cell>
          <table:table-cell table:number-columns-repeated="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string" calcext:value-type="string">
            <text:p>G33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string" calcext:value-type="string">
            <text:p>H11</text:p>
          </table:table-cell>
          <table:table-cell table:number-columns-repeated="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string" calcext:value-type="string">
            <text:p>H12</text:p>
          </table:table-cell>
          <table:table-cell table:number-columns-repeated="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string" calcext:value-type="string">
            <text:p>H13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string" calcext:value-type="string">
            <text:p>H21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string" calcext:value-type="string">
            <text:p>H22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string" calcext:value-type="string">
            <text:p>H23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string" calcext:value-type="string">
            <text:p>H31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string" calcext:value-type="string">
            <text:p>H32</text:p>
          </table:table-cell>
          <table:table-cell table:number-columns-repeated="2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string" calcext:value-type="string">
            <text:p>H33</text:p>
          </table:table-cell>
          <table:table-cell table:number-columns-repeated="2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string" calcext:value-type="string">
            <text:p>I11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string" calcext:value-type="string">
            <text:p>I12</text:p>
          </table:table-cell>
          <table:table-cell table:number-columns-repeated="2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I13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string" calcext:value-type="string">
            <text:p>I21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string" calcext:value-type="string">
            <text:p>I22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I23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I31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string" calcext:value-type="string">
            <text:p>I32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string" calcext:value-type="string">
            <text:p>I33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string" calcext:value-type="string">
            <text:p>J11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string" calcext:value-type="string">
            <text:p>J12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string" calcext:value-type="string">
            <text:p>J13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string" calcext:value-type="string">
            <text:p>J21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string" calcext:value-type="string">
            <text:p>J22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string" calcext:value-type="string">
            <text:p>J23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string" calcext:value-type="string">
            <text:p>J31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string" calcext:value-type="string">
            <text:p>J32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string" calcext:value-type="string">
            <text:p>J33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string" calcext:value-type="string">
            <text:p>K11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string" calcext:value-type="string">
            <text:p>K12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string" calcext:value-type="string">
            <text:p>K13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string" calcext:value-type="string">
            <text:p>K21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string" calcext:value-type="string">
            <text:p>K22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string" calcext:value-type="string">
            <text:p>K23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string" calcext:value-type="string">
            <text:p>K31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string" calcext:value-type="string">
            <text:p>K32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string" calcext:value-type="string">
            <text:p>K33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string" calcext:value-type="string">
            <text:p>L11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string" calcext:value-type="string">
            <text:p>L12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string" calcext:value-type="string">
            <text:p>L13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string" calcext:value-type="string">
            <text:p>L21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string" calcext:value-type="string">
            <text:p>L22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string" calcext:value-type="string">
            <text:p>L23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string" calcext:value-type="string">
            <text:p>L31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string" calcext:value-type="string">
            <text:p>L32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string" calcext:value-type="string">
            <text:p>L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05:49:48.086586255</meta:creation-date>
    <dc:date>2022-07-12T18:46:24.157083246</dc:date>
    <meta:editing-duration>PT12H56M28S</meta:editing-duration>
    <meta:editing-cycles>14</meta:editing-cycles>
    <meta:generator>LibreOffice/5.1.6.2$Linux_X86_64 LibreOffice_project/10m0$Build-2</meta:generator>
    <meta:document-statistic meta:table-count="1" meta:cell-count="329" meta:object-count="0"/>
  </office:meta>
</office:document-meta>
</file>